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hour 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.438" calcext:value-type="float">
            <text:p>1.4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.423" calcext:value-type="float">
            <text:p>1.4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.517" calcext:value-type="float">
            <text:p>1.5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.555" calcext:value-type="float">
            <text:p>1.5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.476" calcext:value-type="float">
            <text:p>1.4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.6" calcext:value-type="float">
            <text:p>1.6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.547" calcext:value-type="float">
            <text:p>1.5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533" calcext:value-type="float">
            <text:p>1.5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599" calcext:value-type="float">
            <text:p>1.5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.568" calcext:value-type="float">
            <text:p>1.5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.428" calcext:value-type="float">
            <text:p>1.4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.327" calcext:value-type="float">
            <text:p>1.3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.279" calcext:value-type="float">
            <text:p>1.2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.398" calcext:value-type="float">
            <text:p>1.3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.347" calcext:value-type="float">
            <text:p>1.3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.328" calcext:value-type="float">
            <text:p>1.3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.33" calcext:value-type="float">
            <text:p>1.3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.314" calcext:value-type="float">
            <text:p>1.3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.436" calcext:value-type="float">
            <text:p>1.4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.419" calcext:value-type="float">
            <text:p>1.4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.358" calcext:value-type="float">
            <text:p>1.3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.4" calcext:value-type="float">
            <text:p>1.4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.328" calcext:value-type="float">
            <text:p>1.3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.354" calcext:value-type="float">
            <text:p>1.3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.291" calcext:value-type="float">
            <text:p>1.2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.327" calcext:value-type="float">
            <text:p>1.3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.276" calcext:value-type="float">
            <text:p>1.2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.349" calcext:value-type="float">
            <text:p>1.3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1" calcext:value-type="float">
            <text:p>1.5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88" calcext:value-type="float">
            <text:p>1.4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91" calcext:value-type="float">
            <text:p>1.3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472" calcext:value-type="float">
            <text:p>1.4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392" calcext:value-type="float">
            <text:p>1.3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388" calcext:value-type="float">
            <text:p>1.3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403" calcext:value-type="float">
            <text:p>1.4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409" calcext:value-type="float">
            <text:p>1.4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45" calcext:value-type="float">
            <text:p>1.4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428" calcext:value-type="float">
            <text:p>1.4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.424" calcext:value-type="float">
            <text:p>1.4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389" calcext:value-type="float">
            <text:p>1.3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444" calcext:value-type="float">
            <text:p>1.4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379" calcext:value-type="float">
            <text:p>1.3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.37" calcext:value-type="float">
            <text:p>1.3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.42" calcext:value-type="float">
            <text:p>1.4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.442" calcext:value-type="float">
            <text:p>1.4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.357" calcext:value-type="float">
            <text:p>1.3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.453" calcext:value-type="float">
            <text:p>1.4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.396" calcext:value-type="float">
            <text:p>1.3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.389" calcext:value-type="float">
            <text:p>1.3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.416" calcext:value-type="float">
            <text:p>1.4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.366" calcext:value-type="float">
            <text:p>1.3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.378" calcext:value-type="float">
            <text:p>1.3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.412" calcext:value-type="float">
            <text:p>1.4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.386" calcext:value-type="float">
            <text:p>1.3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.388" calcext:value-type="float">
            <text:p>1.3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.271" calcext:value-type="float">
            <text:p>1.2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.501" calcext:value-type="float">
            <text:p>1.5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.435" calcext:value-type="float">
            <text:p>1.4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.428" calcext:value-type="float">
            <text:p>1.4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.402" calcext:value-type="float">
            <text:p>1.4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.467" calcext:value-type="float">
            <text:p>1.4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.472" calcext:value-type="float">
            <text:p>1.4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.36" calcext:value-type="float">
            <text:p>1.3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.411" calcext:value-type="float">
            <text:p>1.4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.346" calcext:value-type="float">
            <text:p>1.3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.333" calcext:value-type="float">
            <text:p>1.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.423" calcext:value-type="float">
            <text:p>1.4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.422" calcext:value-type="float">
            <text:p>1.4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.404" calcext:value-type="float">
            <text:p>1.4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.431" calcext:value-type="float">
            <text:p>1.4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.471" calcext:value-type="float">
            <text:p>1.4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.418" calcext:value-type="float">
            <text:p>1.4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.489" calcext:value-type="float">
            <text:p>1.4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.52" calcext:value-type="float">
            <text:p>1.5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.393" calcext:value-type="float">
            <text:p>1.3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.443" calcext:value-type="float">
            <text:p>1.4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.486" calcext:value-type="float">
            <text:p>1.4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.46" calcext:value-type="float">
            <text:p>1.4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.445" calcext:value-type="float">
            <text:p>1.4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.433" calcext:value-type="float">
            <text:p>1.4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.446" calcext:value-type="float">
            <text:p>1.4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.458" calcext:value-type="float">
            <text:p>1.4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.503" calcext:value-type="float">
            <text:p>1.5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.399" calcext:value-type="float">
            <text:p>1.3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566" calcext:value-type="float">
            <text:p>1.5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93" calcext:value-type="float">
            <text:p>1.4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433" calcext:value-type="float">
            <text:p>1.4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462" calcext:value-type="float">
            <text:p>1.4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.502" calcext:value-type="float">
            <text:p>1.5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.459" calcext:value-type="float">
            <text:p>1.4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.433" calcext:value-type="float">
            <text:p>1.4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.475" calcext:value-type="float">
            <text:p>1.4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.45" calcext:value-type="float">
            <text:p>1.4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.527" calcext:value-type="float">
            <text:p>1.5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.437" calcext:value-type="float">
            <text:p>1.4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.491" calcext:value-type="float">
            <text:p>1.4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.461" calcext:value-type="float">
            <text:p>1.4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.479" calcext:value-type="float">
            <text:p>1.4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.474" calcext:value-type="float">
            <text:p>1.4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.435" calcext:value-type="float">
            <text:p>1.4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.433" calcext:value-type="float">
            <text:p>1.4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.442" calcext:value-type="float">
            <text:p>1.4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.498" calcext:value-type="float">
            <text:p>1.4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.447" calcext:value-type="float">
            <text:p>1.4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.537" calcext:value-type="float">
            <text:p>1.5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.491" calcext:value-type="float">
            <text:p>1.4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.437" calcext:value-type="float">
            <text:p>1.4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.436" calcext:value-type="float">
            <text:p>1.4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.718" calcext:value-type="float">
            <text:p>1.7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.732" calcext:value-type="float">
            <text:p>1.7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.734" calcext:value-type="float">
            <text:p>1.7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.686" calcext:value-type="float">
            <text:p>1.6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.781" calcext:value-type="float">
            <text:p>1.7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.759" calcext:value-type="float">
            <text:p>1.7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.706" calcext:value-type="float">
            <text:p>1.7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.745" calcext:value-type="float">
            <text:p>1.7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.728" calcext:value-type="float">
            <text:p>1.7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.764" calcext:value-type="float">
            <text:p>1.7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.682" calcext:value-type="float">
            <text:p>1.6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.642" calcext:value-type="float">
            <text:p>1.6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.632" calcext:value-type="float">
            <text:p>1.6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.595" calcext:value-type="float">
            <text:p>1.5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.695" calcext:value-type="float">
            <text:p>1.6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.638" calcext:value-type="float">
            <text:p>1.6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.669" calcext:value-type="float">
            <text:p>1.6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.677" calcext:value-type="float">
            <text:p>1.6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.629" calcext:value-type="float">
            <text:p>1.6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.604" calcext:value-type="float">
            <text:p>1.6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.645" calcext:value-type="float">
            <text:p>1.6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.608" calcext:value-type="float">
            <text:p>1.6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1.515" calcext:value-type="float">
            <text:p>1.5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.543" calcext:value-type="float">
            <text:p>1.5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911" calcext:value-type="float">
            <text:p>1.9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706" calcext:value-type="float">
            <text:p>1.7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619" calcext:value-type="float">
            <text:p>1.6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681" calcext:value-type="float">
            <text:p>1.6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651" calcext:value-type="float">
            <text:p>1.6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11" calcext:value-type="float">
            <text:p>1.7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.676" calcext:value-type="float">
            <text:p>1.6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.786" calcext:value-type="float">
            <text:p>1.7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688" calcext:value-type="float">
            <text:p>1.6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.724" calcext:value-type="float">
            <text:p>1.7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688" calcext:value-type="float">
            <text:p>1.6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.674" calcext:value-type="float">
            <text:p>1.6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.61" calcext:value-type="float">
            <text:p>1.6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.695" calcext:value-type="float">
            <text:p>1.6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.722" calcext:value-type="float">
            <text:p>1.7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.724" calcext:value-type="float">
            <text:p>1.7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.7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.71" calcext:value-type="float">
            <text:p>1.7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.692" calcext:value-type="float">
            <text:p>1.6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.661" calcext:value-type="float">
            <text:p>1.6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.726" calcext:value-type="float">
            <text:p>1.7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.612" calcext:value-type="float">
            <text:p>1.6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.642" calcext:value-type="float">
            <text:p>1.6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.707" calcext:value-type="float">
            <text:p>1.7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.649" calcext:value-type="float">
            <text:p>1.6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.637" calcext:value-type="float">
            <text:p>1.6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.697" calcext:value-type="float">
            <text:p>1.6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.702" calcext:value-type="float">
            <text:p>1.7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.823" calcext:value-type="float">
            <text:p>1.8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.738" calcext:value-type="float">
            <text:p>1.7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.754" calcext:value-type="float">
            <text:p>1.7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.773" calcext:value-type="float">
            <text:p>1.7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.712" calcext:value-type="float">
            <text:p>1.7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.751" calcext:value-type="float">
            <text:p>1.7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.759" calcext:value-type="float">
            <text:p>1.7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.682" calcext:value-type="float">
            <text:p>1.6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.805" calcext:value-type="float">
            <text:p>1.8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.767" calcext:value-type="float">
            <text:p>1.7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.743" calcext:value-type="float">
            <text:p>1.7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1.821" calcext:value-type="float">
            <text:p>1.8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.738" calcext:value-type="float">
            <text:p>1.7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.706" calcext:value-type="float">
            <text:p>1.7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.746" calcext:value-type="float">
            <text:p>1.7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.771" calcext:value-type="float">
            <text:p>1.7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.708" calcext:value-type="float">
            <text:p>1.7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.804" calcext:value-type="float">
            <text:p>1.8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.748" calcext:value-type="float">
            <text:p>1.7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.848" calcext:value-type="float">
            <text:p>1.8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.823" calcext:value-type="float">
            <text:p>1.8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.847" calcext:value-type="float">
            <text:p>1.8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.801" calcext:value-type="float">
            <text:p>1.8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.794" calcext:value-type="float">
            <text:p>1.7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.845" calcext:value-type="float">
            <text:p>1.8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.859" calcext:value-type="float">
            <text:p>1.8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.799" calcext:value-type="float">
            <text:p>1.7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.911" calcext:value-type="float">
            <text:p>1.9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1.755" calcext:value-type="float">
            <text:p>1.7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062" calcext:value-type="float">
            <text:p>2.0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621" calcext:value-type="float">
            <text:p>2.6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244" calcext:value-type="float">
            <text:p>2.2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21" calcext:value-type="float">
            <text:p>2.2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032" calcext:value-type="float">
            <text:p>2.0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296" calcext:value-type="float">
            <text:p>2.2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.172" calcext:value-type="float">
            <text:p>2.1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.064" calcext:value-type="float">
            <text:p>2.0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.17" calcext:value-type="float">
            <text:p>2.1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.202" calcext:value-type="float">
            <text:p>2.2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.937" calcext:value-type="float">
            <text:p>1.9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.821" calcext:value-type="float">
            <text:p>2.8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.919" calcext:value-type="float">
            <text:p>1.9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.036" calcext:value-type="float">
            <text:p>2.0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.987" calcext:value-type="float">
            <text:p>1.9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.262" calcext:value-type="float">
            <text:p>2.2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.911" calcext:value-type="float">
            <text:p>1.9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.035" calcext:value-type="float">
            <text:p>2.0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124" calcext:value-type="float">
            <text:p>2.1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.49" calcext:value-type="float">
            <text:p>2.4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.065" calcext:value-type="float">
            <text:p>2.0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.953" calcext:value-type="float">
            <text:p>1.9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.118" calcext:value-type="float">
            <text:p>2.1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.647" calcext:value-type="float">
            <text:p>2.6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.258" calcext:value-type="float">
            <text:p>2.2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.911" calcext:value-type="float">
            <text:p>1.9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.465" calcext:value-type="float">
            <text:p>2.4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.338" calcext:value-type="float">
            <text:p>2.3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.901" calcext:value-type="float">
            <text:p>1.9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.927" calcext:value-type="float">
            <text:p>1.9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.013" calcext:value-type="float">
            <text:p>2.0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.927" calcext:value-type="float">
            <text:p>1.9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.077" calcext:value-type="float">
            <text:p>2.0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.25" calcext:value-type="float">
            <text:p>2.2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.097" calcext:value-type="float">
            <text:p>2.0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.101" calcext:value-type="float">
            <text:p>2.1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105" calcext:value-type="float">
            <text:p>2.1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.059" calcext:value-type="float">
            <text:p>2.0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.995" calcext:value-type="float">
            <text:p>1.9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.297" calcext:value-type="float">
            <text:p>2.2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2.21" calcext:value-type="float">
            <text:p>2.2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.106" calcext:value-type="float">
            <text:p>2.1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.785" calcext:value-type="float">
            <text:p>2.7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.181" calcext:value-type="float">
            <text:p>2.1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.034" calcext:value-type="float">
            <text:p>2.0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.919" calcext:value-type="float">
            <text:p>2.9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.998" calcext:value-type="float">
            <text:p>1.9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.285" calcext:value-type="float">
            <text:p>2.2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.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.104" calcext:value-type="float">
            <text:p>2.1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.227" calcext:value-type="float">
            <text:p>2.2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.057" calcext:value-type="float">
            <text:p>2.0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2.086" calcext:value-type="float">
            <text:p>2.0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.903" calcext:value-type="float">
            <text:p>2.9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35" calcext:value-type="float">
            <text:p>2.3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038" calcext:value-type="float">
            <text:p>2.0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286" calcext:value-type="float">
            <text:p>2.2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.119" calcext:value-type="float">
            <text:p>2.1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228" calcext:value-type="float">
            <text:p>2.2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.13" calcext:value-type="float">
            <text:p>2.1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059" calcext:value-type="float">
            <text:p>2.0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.236" calcext:value-type="float">
            <text:p>2.2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.229" calcext:value-type="float">
            <text:p>2.2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.261" calcext:value-type="float">
            <text:p>2.2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.222" calcext:value-type="float">
            <text:p>2.2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.317" calcext:value-type="float">
            <text:p>2.3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.219" calcext:value-type="float">
            <text:p>2.2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.336" calcext:value-type="float">
            <text:p>2.3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.213" calcext:value-type="float">
            <text:p>2.2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.131" calcext:value-type="float">
            <text:p>2.1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.355" calcext:value-type="float">
            <text:p>2.3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.234" calcext:value-type="float">
            <text:p>2.2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.182" calcext:value-type="float">
            <text:p>2.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.276" calcext:value-type="float">
            <text:p>2.2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.377" calcext:value-type="float">
            <text:p>2.3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.399" calcext:value-type="float">
            <text:p>2.3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.531" calcext:value-type="float">
            <text:p>2.5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.843" calcext:value-type="float">
            <text:p>2.8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2.484" calcext:value-type="float">
            <text:p>2.4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.551" calcext:value-type="float">
            <text:p>2.5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.416" calcext:value-type="float">
            <text:p>2.4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.554" calcext:value-type="float">
            <text:p>2.5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.403" calcext:value-type="float">
            <text:p>2.4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.434" calcext:value-type="float">
            <text:p>2.4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.358" calcext:value-type="float">
            <text:p>2.3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.328" calcext:value-type="float">
            <text:p>2.3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.389" calcext:value-type="float">
            <text:p>2.3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2.25" calcext:value-type="float">
            <text:p>2.2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.535" calcext:value-type="float">
            <text:p>2.5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.351" calcext:value-type="float">
            <text:p>2.3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2.404" calcext:value-type="float">
            <text:p>2.4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.287" calcext:value-type="float">
            <text:p>2.2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.478" calcext:value-type="float">
            <text:p>2.4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.417" calcext:value-type="float">
            <text:p>2.4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2.532" calcext:value-type="float">
            <text:p>2.5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.285" calcext:value-type="float">
            <text:p>2.2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.362" calcext:value-type="float">
            <text:p>2.3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2.551" calcext:value-type="float">
            <text:p>2.5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2.414" calcext:value-type="float">
            <text:p>2.4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2.449" calcext:value-type="float">
            <text:p>2.4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2.454" calcext:value-type="float">
            <text:p>2.4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.232" calcext:value-type="float">
            <text:p>2.2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564" calcext:value-type="float">
            <text:p>2.5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42" calcext:value-type="float">
            <text:p>2.4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.529" calcext:value-type="float">
            <text:p>2.5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44" calcext:value-type="float">
            <text:p>2.4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.465" calcext:value-type="float">
            <text:p>2.4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.474" calcext:value-type="float">
            <text:p>2.4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.419" calcext:value-type="float">
            <text:p>2.4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.447" calcext:value-type="float">
            <text:p>2.4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.36" calcext:value-type="float">
            <text:p>2.3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.348" calcext:value-type="float">
            <text:p>2.3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.311" calcext:value-type="float">
            <text:p>2.3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.373" calcext:value-type="float">
            <text:p>2.3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.471" calcext:value-type="float">
            <text:p>2.4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.442" calcext:value-type="float">
            <text:p>2.4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.389" calcext:value-type="float">
            <text:p>2.3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.371" calcext:value-type="float">
            <text:p>2.3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.454" calcext:value-type="float">
            <text:p>2.4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.353" calcext:value-type="float">
            <text:p>2.3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.381" calcext:value-type="float">
            <text:p>2.3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.493" calcext:value-type="float">
            <text:p>2.4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.338" calcext:value-type="float">
            <text:p>2.3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.405" calcext:value-type="float">
            <text:p>2.4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.384" calcext:value-type="float">
            <text:p>2.3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.41" calcext:value-type="float">
            <text:p>2.4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.387" calcext:value-type="float">
            <text:p>2.3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.383" calcext:value-type="float">
            <text:p>2.3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.548" calcext:value-type="float">
            <text:p>2.5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.402" calcext:value-type="float">
            <text:p>2.4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.442" calcext:value-type="float">
            <text:p>2.4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.579" calcext:value-type="float">
            <text:p>2.5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.498" calcext:value-type="float">
            <text:p>2.4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.497" calcext:value-type="float">
            <text:p>2.4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.473" calcext:value-type="float">
            <text:p>2.4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.493" calcext:value-type="float">
            <text:p>2.4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.496" calcext:value-type="float">
            <text:p>2.4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.413" calcext:value-type="float">
            <text:p>2.4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2.448" calcext:value-type="float">
            <text:p>2.4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.581" calcext:value-type="float">
            <text:p>2.5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.546" calcext:value-type="float">
            <text:p>2.5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.555" calcext:value-type="float">
            <text:p>2.5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.433" calcext:value-type="float">
            <text:p>2.4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.523" calcext:value-type="float">
            <text:p>2.5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.527" calcext:value-type="float">
            <text:p>2.5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.545" calcext:value-type="float">
            <text:p>2.5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2.561" calcext:value-type="float">
            <text:p>2.5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.518" calcext:value-type="float">
            <text:p>2.5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.503" calcext:value-type="float">
            <text:p>2.5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.508" calcext:value-type="float">
            <text:p>2.5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2.432" calcext:value-type="float">
            <text:p>2.4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.463" calcext:value-type="float">
            <text:p>2.4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2.392" calcext:value-type="float">
            <text:p>2.3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2.557" calcext:value-type="float">
            <text:p>2.5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2.558" calcext:value-type="float">
            <text:p>2.5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2.544" calcext:value-type="float">
            <text:p>2.5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2.439" calcext:value-type="float">
            <text:p>2.4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456" calcext:value-type="float">
            <text:p>2.4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.57" calcext:value-type="float">
            <text:p>2.5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.586" calcext:value-type="float">
            <text:p>2.5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815" calcext:value-type="float">
            <text:p>2.8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.831" calcext:value-type="float">
            <text:p>2.8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.755" calcext:value-type="float">
            <text:p>2.7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.802" calcext:value-type="float">
            <text:p>2.8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.604" calcext:value-type="float">
            <text:p>2.6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.666" calcext:value-type="float">
            <text:p>2.6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.556" calcext:value-type="float">
            <text:p>2.5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.661" calcext:value-type="float">
            <text:p>2.6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.666" calcext:value-type="float">
            <text:p>2.6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.573" calcext:value-type="float">
            <text:p>2.5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.586" calcext:value-type="float">
            <text:p>2.5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.62" calcext:value-type="float">
            <text:p>2.6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.576" calcext:value-type="float">
            <text:p>2.5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.68" calcext:value-type="float">
            <text:p>2.6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.608" calcext:value-type="float">
            <text:p>2.6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.699" calcext:value-type="float">
            <text:p>2.6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.595" calcext:value-type="float">
            <text:p>2.5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.676" calcext:value-type="float">
            <text:p>2.6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.717" calcext:value-type="float">
            <text:p>2.7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.704" calcext:value-type="float">
            <text:p>2.7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.576" calcext:value-type="float">
            <text:p>2.5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.628" calcext:value-type="float">
            <text:p>2.6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.511" calcext:value-type="float">
            <text:p>2.5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.539" calcext:value-type="float">
            <text:p>2.5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.694" calcext:value-type="float">
            <text:p>2.6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.6" calcext:value-type="float">
            <text:p>2.6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.567" calcext:value-type="float">
            <text:p>2.5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.642" calcext:value-type="float">
            <text:p>2.6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.651" calcext:value-type="float">
            <text:p>2.6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.636" calcext:value-type="float">
            <text:p>2.6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.892" calcext:value-type="float">
            <text:p>2.8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.896" calcext:value-type="float">
            <text:p>2.8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.844" calcext:value-type="float">
            <text:p>2.8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2.811" calcext:value-type="float">
            <text:p>2.8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.881" calcext:value-type="float">
            <text:p>2.8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.82" calcext:value-type="float">
            <text:p>2.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.899" calcext:value-type="float">
            <text:p>2.8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2.783" calcext:value-type="float">
            <text:p>2.7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.815" calcext:value-type="float">
            <text:p>2.8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.886" calcext:value-type="float">
            <text:p>2.8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.867" calcext:value-type="float">
            <text:p>2.8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2.828" calcext:value-type="float">
            <text:p>2.8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.694" calcext:value-type="float">
            <text:p>2.6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2.678" calcext:value-type="float">
            <text:p>2.6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.789" calcext:value-type="float">
            <text:p>2.7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.575" calcext:value-type="float">
            <text:p>2.5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.466" calcext:value-type="float">
            <text:p>2.4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2.477" calcext:value-type="float">
            <text:p>2.4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.62" calcext:value-type="float">
            <text:p>2.6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.63" calcext:value-type="float">
            <text:p>2.6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.55" calcext:value-type="float">
            <text:p>2.5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.589" calcext:value-type="float">
            <text:p>2.5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2.639" calcext:value-type="float">
            <text:p>2.6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2.553" calcext:value-type="float">
            <text:p>2.5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.585" calcext:value-type="float">
            <text:p>2.5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2.619" calcext:value-type="float">
            <text:p>2.6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.594" calcext:value-type="float">
            <text:p>2.5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2.721" calcext:value-type="float">
            <text:p>2.7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832" calcext:value-type="float">
            <text:p>2.8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738" calcext:value-type="float">
            <text:p>2.7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.63" calcext:value-type="float">
            <text:p>2.6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.681" calcext:value-type="float">
            <text:p>2.6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.599" calcext:value-type="float">
            <text:p>2.5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.712" calcext:value-type="float">
            <text:p>2.7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.708" calcext:value-type="float">
            <text:p>2.7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.531" calcext:value-type="float">
            <text:p>2.5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.671" calcext:value-type="float">
            <text:p>2.6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.803" calcext:value-type="float">
            <text:p>2.8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.615" calcext:value-type="float">
            <text:p>2.6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.657" calcext:value-type="float">
            <text:p>2.6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.726" calcext:value-type="float">
            <text:p>2.7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.686" calcext:value-type="float">
            <text:p>2.6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.691" calcext:value-type="float">
            <text:p>2.6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.676" calcext:value-type="float">
            <text:p>2.6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.693" calcext:value-type="float">
            <text:p>2.6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.701" calcext:value-type="float">
            <text:p>2.7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.55" calcext:value-type="float">
            <text:p>2.5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.633" calcext:value-type="float">
            <text:p>2.6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.63" calcext:value-type="float">
            <text:p>2.6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.602" calcext:value-type="float">
            <text:p>2.6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.657" calcext:value-type="float">
            <text:p>2.6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.709" calcext:value-type="float">
            <text:p>2.7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.584" calcext:value-type="float">
            <text:p>2.5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.648" calcext:value-type="float">
            <text:p>2.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.656" calcext:value-type="float">
            <text:p>2.6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.571" calcext:value-type="float">
            <text:p>2.5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.453" calcext:value-type="float">
            <text:p>2.4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.622" calcext:value-type="float">
            <text:p>2.6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.696" calcext:value-type="float">
            <text:p>2.6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592" calcext:value-type="float">
            <text:p>2.5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.614" calcext:value-type="float">
            <text:p>2.6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.565" calcext:value-type="float">
            <text:p>2.5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.673" calcext:value-type="float">
            <text:p>2.6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.717" calcext:value-type="float">
            <text:p>2.7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.743" calcext:value-type="float">
            <text:p>2.7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.617" calcext:value-type="float">
            <text:p>2.6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2.589" calcext:value-type="float">
            <text:p>2.5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.583" calcext:value-type="float">
            <text:p>2.5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.549" calcext:value-type="float">
            <text:p>2.5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.616" calcext:value-type="float">
            <text:p>2.6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2.636" calcext:value-type="float">
            <text:p>2.6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.658" calcext:value-type="float">
            <text:p>2.6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2.697" calcext:value-type="float">
            <text:p>2.6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.512" calcext:value-type="float">
            <text:p>2.5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.616" calcext:value-type="float">
            <text:p>2.6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.468" calcext:value-type="float">
            <text:p>2.4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2.756" calcext:value-type="float">
            <text:p>2.7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.623" calcext:value-type="float">
            <text:p>2.6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2.622" calcext:value-type="float">
            <text:p>2.6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2.684" calcext:value-type="float">
            <text:p>2.6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.698" calcext:value-type="float">
            <text:p>2.6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.567" calcext:value-type="float">
            <text:p>2.5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2.651" calcext:value-type="float">
            <text:p>2.6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2.543" calcext:value-type="float">
            <text:p>2.5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2.627" calcext:value-type="float">
            <text:p>2.6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2.552" calcext:value-type="float">
            <text:p>2.5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2.542" calcext:value-type="float">
            <text:p>2.5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.083" calcext:value-type="float">
            <text:p>3.0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.063" calcext:value-type="float">
            <text:p>3.0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.913" calcext:value-type="float">
            <text:p>2.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.808" calcext:value-type="float">
            <text:p>2.8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.786" calcext:value-type="float">
            <text:p>2.7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.895" calcext:value-type="float">
            <text:p>2.8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.744" calcext:value-type="float">
            <text:p>2.7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.659" calcext:value-type="float">
            <text:p>2.6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.776" calcext:value-type="float">
            <text:p>2.7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.791" calcext:value-type="float">
            <text:p>2.7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.614" calcext:value-type="float">
            <text:p>2.6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.682" calcext:value-type="float">
            <text:p>2.6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.64" calcext:value-type="float">
            <text:p>2.6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.538" calcext:value-type="float">
            <text:p>2.5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.619" calcext:value-type="float">
            <text:p>2.6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.685" calcext:value-type="float">
            <text:p>2.6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.643" calcext:value-type="float">
            <text:p>2.6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.731" calcext:value-type="float">
            <text:p>2.7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.609" calcext:value-type="float">
            <text:p>2.6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.566" calcext:value-type="float">
            <text:p>2.5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.527" calcext:value-type="float">
            <text:p>2.5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.562" calcext:value-type="float">
            <text:p>2.5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.552" calcext:value-type="float">
            <text:p>2.5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.6" calcext:value-type="float">
            <text:p>2.6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.526" calcext:value-type="float">
            <text:p>2.5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.605" calcext:value-type="float">
            <text:p>2.6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.641" calcext:value-type="float">
            <text:p>2.6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.461" calcext:value-type="float">
            <text:p>2.4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.504" calcext:value-type="float">
            <text:p>2.5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.542" calcext:value-type="float">
            <text:p>2.5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.606" calcext:value-type="float">
            <text:p>2.6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.55" calcext:value-type="float">
            <text:p>2.5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.612" calcext:value-type="float">
            <text:p>2.6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.568" calcext:value-type="float">
            <text:p>2.5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.614" calcext:value-type="float">
            <text:p>2.6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.533" calcext:value-type="float">
            <text:p>2.5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.561" calcext:value-type="float">
            <text:p>2.5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.336" calcext:value-type="float">
            <text:p>2.3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2.479" calcext:value-type="float">
            <text:p>2.4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.445" calcext:value-type="float">
            <text:p>2.4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.536" calcext:value-type="float">
            <text:p>2.5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2.44" calcext:value-type="float">
            <text:p>2.4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.491" calcext:value-type="float">
            <text:p>2.4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2.508" calcext:value-type="float">
            <text:p>2.5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.417" calcext:value-type="float">
            <text:p>2.4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.414" calcext:value-type="float">
            <text:p>2.4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.442" calcext:value-type="float">
            <text:p>2.4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2.343" calcext:value-type="float">
            <text:p>2.3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2.444" calcext:value-type="float">
            <text:p>2.4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.414" calcext:value-type="float">
            <text:p>2.4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.533" calcext:value-type="float">
            <text:p>2.5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.408" calcext:value-type="float">
            <text:p>2.4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2.353" calcext:value-type="float">
            <text:p>2.3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2.449" calcext:value-type="float">
            <text:p>2.4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2.316" calcext:value-type="float">
            <text:p>2.3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2.413" calcext:value-type="float">
            <text:p>2.4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.359" calcext:value-type="float">
            <text:p>2.3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2.305" calcext:value-type="float">
            <text:p>2.3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2.242" calcext:value-type="float">
            <text:p>2.2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2.189" calcext:value-type="float">
            <text:p>2.1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681" calcext:value-type="float">
            <text:p>2.6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509" calcext:value-type="float">
            <text:p>2.5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.871" calcext:value-type="float">
            <text:p>2.8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.585" calcext:value-type="float">
            <text:p>2.5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.52" calcext:value-type="float">
            <text:p>2.5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.557" calcext:value-type="float">
            <text:p>2.5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.735" calcext:value-type="float">
            <text:p>2.7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.67" calcext:value-type="float">
            <text:p>2.6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.481" calcext:value-type="float">
            <text:p>2.4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.485" calcext:value-type="float">
            <text:p>2.4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.4" calcext:value-type="float">
            <text:p>2.4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.405" calcext:value-type="float">
            <text:p>2.4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.738" calcext:value-type="float">
            <text:p>2.7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.707" calcext:value-type="float">
            <text:p>2.7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.891" calcext:value-type="float">
            <text:p>2.8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.221" calcext:value-type="float">
            <text:p>3.2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.473" calcext:value-type="float">
            <text:p>2.4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.413" calcext:value-type="float">
            <text:p>2.4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.351" calcext:value-type="float">
            <text:p>2.3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477" calcext:value-type="float">
            <text:p>2.4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.909" calcext:value-type="float">
            <text:p>2.9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.443" calcext:value-type="float">
            <text:p>2.4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.709" calcext:value-type="float">
            <text:p>2.7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.27" calcext:value-type="float">
            <text:p>2.2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.744" calcext:value-type="float">
            <text:p>2.7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.854" calcext:value-type="float">
            <text:p>2.8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.303" calcext:value-type="float">
            <text:p>2.3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.353" calcext:value-type="float">
            <text:p>2.3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.333" calcext:value-type="float">
            <text:p>2.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.33" calcext:value-type="float">
            <text:p>2.3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.742" calcext:value-type="float">
            <text:p>2.7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.163" calcext:value-type="float">
            <text:p>2.1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.389" calcext:value-type="float">
            <text:p>2.3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2.317" calcext:value-type="float">
            <text:p>2.3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.654" calcext:value-type="float">
            <text:p>2.6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.351" calcext:value-type="float">
            <text:p>2.3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.315" calcext:value-type="float">
            <text:p>2.3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2.462" calcext:value-type="float">
            <text:p>2.4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.446" calcext:value-type="float">
            <text:p>2.4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2.097" calcext:value-type="float">
            <text:p>2.0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2.562" calcext:value-type="float">
            <text:p>2.5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.159" calcext:value-type="float">
            <text:p>2.1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.32" calcext:value-type="float">
            <text:p>2.3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.204" calcext:value-type="float">
            <text:p>2.2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2.408" calcext:value-type="float">
            <text:p>2.4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.324" calcext:value-type="float">
            <text:p>2.3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.601" calcext:value-type="float">
            <text:p>2.6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.942" calcext:value-type="float">
            <text:p>1.9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.111" calcext:value-type="float">
            <text:p>2.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2.348" calcext:value-type="float">
            <text:p>2.3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.507" calcext:value-type="float">
            <text:p>2.5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.089" calcext:value-type="float">
            <text:p>2.0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2.02" calcext:value-type="float">
            <text:p>2.0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2.221" calcext:value-type="float">
            <text:p>2.2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.948" calcext:value-type="float">
            <text:p>1.9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.467" calcext:value-type="float">
            <text:p>2.4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.257" calcext:value-type="float">
            <text:p>2.2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.087" calcext:value-type="float">
            <text:p>2.0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.97" calcext:value-type="float">
            <text:p>1.9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831" calcext:value-type="float">
            <text:p>1.8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988" calcext:value-type="float">
            <text:p>1.9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.938" calcext:value-type="float">
            <text:p>1.9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.073" calcext:value-type="float">
            <text:p>2.0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.904" calcext:value-type="float">
            <text:p>1.9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.068" calcext:value-type="float">
            <text:p>2.0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.956" calcext:value-type="float">
            <text:p>1.9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.887" calcext:value-type="float">
            <text:p>1.8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.902" calcext:value-type="float">
            <text:p>1.9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.833" calcext:value-type="float">
            <text:p>1.8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.909" calcext:value-type="float">
            <text:p>1.9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.941" calcext:value-type="float">
            <text:p>1.9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.897" calcext:value-type="float">
            <text:p>1.8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.967" calcext:value-type="float">
            <text:p>1.9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.74" calcext:value-type="float">
            <text:p>1.7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.832" calcext:value-type="float">
            <text:p>1.8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.838" calcext:value-type="float">
            <text:p>1.8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.888" calcext:value-type="float">
            <text:p>1.8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.789" calcext:value-type="float">
            <text:p>1.7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.949" calcext:value-type="float">
            <text:p>1.9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.926" calcext:value-type="float">
            <text:p>1.9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.805" calcext:value-type="float">
            <text:p>1.8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.828" calcext:value-type="float">
            <text:p>1.8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.796" calcext:value-type="float">
            <text:p>1.7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.798" calcext:value-type="float">
            <text:p>1.7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.878" calcext:value-type="float">
            <text:p>1.8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.8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.853" calcext:value-type="float">
            <text:p>1.8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.87" calcext:value-type="float">
            <text:p>1.8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.771" calcext:value-type="float">
            <text:p>1.7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.766" calcext:value-type="float">
            <text:p>1.7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.968" calcext:value-type="float">
            <text:p>1.9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.907" calcext:value-type="float">
            <text:p>1.9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.757" calcext:value-type="float">
            <text:p>1.7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.847" calcext:value-type="float">
            <text:p>1.8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.849" calcext:value-type="float">
            <text:p>1.8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.81" calcext:value-type="float">
            <text:p>1.8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.934" calcext:value-type="float">
            <text:p>1.9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.779" calcext:value-type="float">
            <text:p>1.7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.789" calcext:value-type="float">
            <text:p>1.7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.874" calcext:value-type="float">
            <text:p>1.8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.863" calcext:value-type="float">
            <text:p>1.8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.851" calcext:value-type="float">
            <text:p>1.8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.878" calcext:value-type="float">
            <text:p>1.8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.774" calcext:value-type="float">
            <text:p>1.7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.891" calcext:value-type="float">
            <text:p>1.8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.774" calcext:value-type="float">
            <text:p>1.7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.85" calcext:value-type="float">
            <text:p>1.8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1.789" calcext:value-type="float">
            <text:p>1.7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.768" calcext:value-type="float">
            <text:p>1.7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.781" calcext:value-type="float">
            <text:p>1.7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991" calcext:value-type="float">
            <text:p>1.9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.052" calcext:value-type="float">
            <text:p>2.0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.039" calcext:value-type="float">
            <text:p>2.0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.972" calcext:value-type="float">
            <text:p>1.9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978" calcext:value-type="float">
            <text:p>1.9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962" calcext:value-type="float">
            <text:p>1.9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.954" calcext:value-type="float">
            <text:p>1.9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.998" calcext:value-type="float">
            <text:p>1.9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.008" calcext:value-type="float">
            <text:p>2.0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.963" calcext:value-type="float">
            <text:p>1.9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.985" calcext:value-type="float">
            <text:p>1.9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.947" calcext:value-type="float">
            <text:p>1.9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.94" calcext:value-type="float">
            <text:p>1.9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.933" calcext:value-type="float">
            <text:p>1.9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.984" calcext:value-type="float">
            <text:p>1.9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.966" calcext:value-type="float">
            <text:p>1.9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.839" calcext:value-type="float">
            <text:p>1.8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.883" calcext:value-type="float">
            <text:p>1.8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.825" calcext:value-type="float">
            <text:p>1.8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.73" calcext:value-type="float">
            <text:p>1.7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.757" calcext:value-type="float">
            <text:p>1.7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.723" calcext:value-type="float">
            <text:p>1.7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.746" calcext:value-type="float">
            <text:p>1.7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.665" calcext:value-type="float">
            <text:p>1.6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.642" calcext:value-type="float">
            <text:p>1.6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.915" calcext:value-type="float">
            <text:p>1.9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.838" calcext:value-type="float">
            <text:p>1.8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.935" calcext:value-type="float">
            <text:p>1.9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.754" calcext:value-type="float">
            <text:p>1.7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.71" calcext:value-type="float">
            <text:p>1.7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.711" calcext:value-type="float">
            <text:p>1.7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.637" calcext:value-type="float">
            <text:p>1.6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.81" calcext:value-type="float">
            <text:p>1.8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.662" calcext:value-type="float">
            <text:p>1.6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.733" calcext:value-type="float">
            <text:p>1.7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.717" calcext:value-type="float">
            <text:p>1.7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.638" calcext:value-type="float">
            <text:p>1.6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.65" calcext:value-type="float">
            <text:p>1.6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.652" calcext:value-type="float">
            <text:p>1.6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.641" calcext:value-type="float">
            <text:p>1.6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.62" calcext:value-type="float">
            <text:p>1.6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.75" calcext:value-type="float">
            <text:p>1.7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.698" calcext:value-type="float">
            <text:p>1.6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.728" calcext:value-type="float">
            <text:p>1.7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.618" calcext:value-type="float">
            <text:p>1.6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1.776" calcext:value-type="float">
            <text:p>1.7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.808" calcext:value-type="float">
            <text:p>1.8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.852" calcext:value-type="float">
            <text:p>1.8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.927" calcext:value-type="float">
            <text:p>1.9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.851" calcext:value-type="float">
            <text:p>1.8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.921" calcext:value-type="float">
            <text:p>1.9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859" calcext:value-type="float">
            <text:p>1.8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781" calcext:value-type="float">
            <text:p>1.7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.807" calcext:value-type="float">
            <text:p>1.8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.821" calcext:value-type="float">
            <text:p>1.8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.745" calcext:value-type="float">
            <text:p>1.7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.728" calcext:value-type="float">
            <text:p>1.7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.746" calcext:value-type="float">
            <text:p>1.7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653" calcext:value-type="float">
            <text:p>1.6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.695" calcext:value-type="float">
            <text:p>1.6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.772" calcext:value-type="float">
            <text:p>1.7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.688" calcext:value-type="float">
            <text:p>1.6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.711" calcext:value-type="float">
            <text:p>1.7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.669" calcext:value-type="float">
            <text:p>1.6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.703" calcext:value-type="float">
            <text:p>1.7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.645" calcext:value-type="float">
            <text:p>1.6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.771" calcext:value-type="float">
            <text:p>1.7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.691" calcext:value-type="float">
            <text:p>1.6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.725" calcext:value-type="float">
            <text:p>1.7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.699" calcext:value-type="float">
            <text:p>1.6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.724" calcext:value-type="float">
            <text:p>1.7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.732" calcext:value-type="float">
            <text:p>1.7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.611" calcext:value-type="float">
            <text:p>1.6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.649" calcext:value-type="float">
            <text:p>1.6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.701" calcext:value-type="float">
            <text:p>1.7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.707" calcext:value-type="float">
            <text:p>1.7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.637" calcext:value-type="float">
            <text:p>1.6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.667" calcext:value-type="float">
            <text:p>1.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.608" calcext:value-type="float">
            <text:p>1.6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.684" calcext:value-type="float">
            <text:p>1.6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.706" calcext:value-type="float">
            <text:p>1.7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.57" calcext:value-type="float">
            <text:p>1.5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.736" calcext:value-type="float">
            <text:p>1.7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.631" calcext:value-type="float">
            <text:p>1.6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.619" calcext:value-type="float">
            <text:p>1.6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.603" calcext:value-type="float">
            <text:p>1.6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.648" calcext:value-type="float">
            <text:p>1.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.643" calcext:value-type="float">
            <text:p>1.6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.647" calcext:value-type="float">
            <text:p>1.6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.676" calcext:value-type="float">
            <text:p>1.6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.654" calcext:value-type="float">
            <text:p>1.6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.664" calcext:value-type="float">
            <text:p>1.6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.635" calcext:value-type="float">
            <text:p>1.6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.682" calcext:value-type="float">
            <text:p>1.6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.585" calcext:value-type="float">
            <text:p>1.5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.711" calcext:value-type="float">
            <text:p>1.7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1.604" calcext:value-type="float">
            <text:p>1.6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.719" calcext:value-type="float">
            <text:p>1.7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1.764" calcext:value-type="float">
            <text:p>1.7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.71" calcext:value-type="float">
            <text:p>1.7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1.61" calcext:value-type="float">
            <text:p>1.6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1.669" calcext:value-type="float">
            <text:p>1.6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894" calcext:value-type="float">
            <text:p>1.8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.865" calcext:value-type="float">
            <text:p>1.8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.774" calcext:value-type="float">
            <text:p>1.7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.947" calcext:value-type="float">
            <text:p>1.9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.996" calcext:value-type="float">
            <text:p>1.9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.807" calcext:value-type="float">
            <text:p>1.8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.793" calcext:value-type="float">
            <text:p>1.7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.844" calcext:value-type="float">
            <text:p>1.8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915" calcext:value-type="float">
            <text:p>1.9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913" calcext:value-type="float">
            <text:p>1.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.014" calcext:value-type="float">
            <text:p>2.0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.857" calcext:value-type="float">
            <text:p>1.8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.88" calcext:value-type="float">
            <text:p>1.8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.864" calcext:value-type="float">
            <text:p>1.8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.754" calcext:value-type="float">
            <text:p>1.7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.864" calcext:value-type="float">
            <text:p>1.8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.918" calcext:value-type="float">
            <text:p>1.9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.749" calcext:value-type="float">
            <text:p>1.7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.985" calcext:value-type="float">
            <text:p>1.9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.781" calcext:value-type="float">
            <text:p>1.7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.835" calcext:value-type="float">
            <text:p>1.8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.686" calcext:value-type="float">
            <text:p>1.6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.622" calcext:value-type="float">
            <text:p>1.6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.61" calcext:value-type="float">
            <text:p>1.6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.736" calcext:value-type="float">
            <text:p>1.7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.663" calcext:value-type="float">
            <text:p>1.6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.508" calcext:value-type="float">
            <text:p>1.5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.69" calcext:value-type="float">
            <text:p>1.6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.623" calcext:value-type="float">
            <text:p>1.6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.638" calcext:value-type="float">
            <text:p>1.6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.568" calcext:value-type="float">
            <text:p>1.5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.544" calcext:value-type="float">
            <text:p>1.5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.582" calcext:value-type="float">
            <text:p>1.5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.67" calcext:value-type="float">
            <text:p>1.6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.698" calcext:value-type="float">
            <text:p>1.6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.608" calcext:value-type="float">
            <text:p>1.6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.652" calcext:value-type="float">
            <text:p>1.6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.692" calcext:value-type="float">
            <text:p>1.6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.695" calcext:value-type="float">
            <text:p>1.6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.589" calcext:value-type="float">
            <text:p>1.5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.678" calcext:value-type="float">
            <text:p>1.6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.586" calcext:value-type="float">
            <text:p>1.5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.668" calcext:value-type="float">
            <text:p>1.6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.658" calcext:value-type="float">
            <text:p>1.6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.661" calcext:value-type="float">
            <text:p>1.6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.562" calcext:value-type="float">
            <text:p>1.5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1.619" calcext:value-type="float">
            <text:p>1.6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.713" calcext:value-type="float">
            <text:p>1.7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.627" calcext:value-type="float">
            <text:p>1.6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.724" calcext:value-type="float">
            <text:p>1.7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.668" calcext:value-type="float">
            <text:p>1.6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.715" calcext:value-type="float">
            <text:p>1.7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1.797" calcext:value-type="float">
            <text:p>1.7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.734" calcext:value-type="float">
            <text:p>1.7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.667" calcext:value-type="float">
            <text:p>1.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839" calcext:value-type="float">
            <text:p>1.8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718" calcext:value-type="float">
            <text:p>1.7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715" calcext:value-type="float">
            <text:p>1.7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.761" calcext:value-type="float">
            <text:p>1.7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.713" calcext:value-type="float">
            <text:p>1.7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.729" calcext:value-type="float">
            <text:p>1.7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.727" calcext:value-type="float">
            <text:p>1.7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.702" calcext:value-type="float">
            <text:p>1.7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.775" calcext:value-type="float">
            <text:p>1.7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.612" calcext:value-type="float">
            <text:p>1.6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693" calcext:value-type="float">
            <text:p>1.6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.662" calcext:value-type="float">
            <text:p>1.6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752" calcext:value-type="float">
            <text:p>1.7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.674" calcext:value-type="float">
            <text:p>1.6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.67" calcext:value-type="float">
            <text:p>1.6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.702" calcext:value-type="float">
            <text:p>1.7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.69" calcext:value-type="float">
            <text:p>1.6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627" calcext:value-type="float">
            <text:p>1.6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.655" calcext:value-type="float">
            <text:p>1.6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.673" calcext:value-type="float">
            <text:p>1.6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.703" calcext:value-type="float">
            <text:p>1.7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.654" calcext:value-type="float">
            <text:p>1.6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.673" calcext:value-type="float">
            <text:p>1.6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.686" calcext:value-type="float">
            <text:p>1.6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.652" calcext:value-type="float">
            <text:p>1.6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.76" calcext:value-type="float">
            <text:p>1.7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.658" calcext:value-type="float">
            <text:p>1.6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.768" calcext:value-type="float">
            <text:p>1.7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.679" calcext:value-type="float">
            <text:p>1.6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.67" calcext:value-type="float">
            <text:p>1.6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.695" calcext:value-type="float">
            <text:p>1.6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.782" calcext:value-type="float">
            <text:p>1.7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.718" calcext:value-type="float">
            <text:p>1.7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.609" calcext:value-type="float">
            <text:p>1.6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.703" calcext:value-type="float">
            <text:p>1.7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.643" calcext:value-type="float">
            <text:p>1.6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.737" calcext:value-type="float">
            <text:p>1.7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.702" calcext:value-type="float">
            <text:p>1.7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.769" calcext:value-type="float">
            <text:p>1.7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.648" calcext:value-type="float">
            <text:p>1.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1.716" calcext:value-type="float">
            <text:p>1.7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.674" calcext:value-type="float">
            <text:p>1.6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.691" calcext:value-type="float">
            <text:p>1.6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.679" calcext:value-type="float">
            <text:p>1.6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.715" calcext:value-type="float">
            <text:p>1.7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.677" calcext:value-type="float">
            <text:p>1.6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.763" calcext:value-type="float">
            <text:p>1.7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.734" calcext:value-type="float">
            <text:p>1.7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.73" calcext:value-type="float">
            <text:p>1.7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.681" calcext:value-type="float">
            <text:p>1.6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.653" calcext:value-type="float">
            <text:p>1.6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.772" calcext:value-type="float">
            <text:p>1.7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.689" calcext:value-type="float">
            <text:p>1.6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.615" calcext:value-type="float">
            <text:p>1.6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1.628" calcext:value-type="float">
            <text:p>1.6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.65" calcext:value-type="float">
            <text:p>1.6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1.622" calcext:value-type="float">
            <text:p>1.6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884" calcext:value-type="float">
            <text:p>1.8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.932" calcext:value-type="float">
            <text:p>1.9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.91" calcext:value-type="float">
            <text:p>1.9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.896" calcext:value-type="float">
            <text:p>1.8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.832" calcext:value-type="float">
            <text:p>1.8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.834" calcext:value-type="float">
            <text:p>1.8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.747" calcext:value-type="float">
            <text:p>1.7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.841" calcext:value-type="float">
            <text:p>1.8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.852" calcext:value-type="float">
            <text:p>1.8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804" calcext:value-type="float">
            <text:p>1.8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.805" calcext:value-type="float">
            <text:p>1.8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.616" calcext:value-type="float">
            <text:p>1.6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.57" calcext:value-type="float">
            <text:p>1.5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.697" calcext:value-type="float">
            <text:p>1.6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67" calcext:value-type="float">
            <text:p>1.6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.67" calcext:value-type="float">
            <text:p>1.6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.637" calcext:value-type="float">
            <text:p>1.6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.661" calcext:value-type="float">
            <text:p>1.6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.665" calcext:value-type="float">
            <text:p>1.6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.644" calcext:value-type="float">
            <text:p>1.6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.65" calcext:value-type="float">
            <text:p>1.6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.551" calcext:value-type="float">
            <text:p>1.5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.694" calcext:value-type="float">
            <text:p>1.6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.539" calcext:value-type="float">
            <text:p>1.5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.692" calcext:value-type="float">
            <text:p>1.6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.683" calcext:value-type="float">
            <text:p>1.6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.718" calcext:value-type="float">
            <text:p>1.7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.697" calcext:value-type="float">
            <text:p>1.6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.566" calcext:value-type="float">
            <text:p>1.5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.631" calcext:value-type="float">
            <text:p>1.6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.715" calcext:value-type="float">
            <text:p>1.7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.763" calcext:value-type="float">
            <text:p>1.7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.661" calcext:value-type="float">
            <text:p>1.6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.701" calcext:value-type="float">
            <text:p>1.7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.688" calcext:value-type="float">
            <text:p>1.6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.643" calcext:value-type="float">
            <text:p>1.6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.665" calcext:value-type="float">
            <text:p>1.6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.648" calcext:value-type="float">
            <text:p>1.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.626" calcext:value-type="float">
            <text:p>1.6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1.667" calcext:value-type="float">
            <text:p>1.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.616" calcext:value-type="float">
            <text:p>1.6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.715" calcext:value-type="float">
            <text:p>1.7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.654" calcext:value-type="float">
            <text:p>1.6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.666" calcext:value-type="float">
            <text:p>1.6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.64" calcext:value-type="float">
            <text:p>1.6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.632" calcext:value-type="float">
            <text:p>1.6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.619" calcext:value-type="float">
            <text:p>1.6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.663" calcext:value-type="float">
            <text:p>1.6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1.589" calcext:value-type="float">
            <text:p>1.5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1.655" calcext:value-type="float">
            <text:p>1.655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873" calcext:value-type="float">
            <text:p>1.873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.679" calcext:value-type="float">
            <text:p>1.679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.705" calcext:value-type="float">
            <text:p>1.705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.707" calcext:value-type="float">
            <text:p>1.70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.733" calcext:value-type="float">
            <text:p>1.733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.609" calcext:value-type="float">
            <text:p>1.609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.64" calcext:value-type="float">
            <text:p>1.640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.593" calcext:value-type="float">
            <text:p>1.593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.589" calcext:value-type="float">
            <text:p>1.589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.724" calcext:value-type="float">
            <text:p>1.72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.814" calcext:value-type="float">
            <text:p>1.81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.718" calcext:value-type="float">
            <text:p>1.718</text:p>
          </table:table-cell>
        </table:table-row>
        <table:table-row table:style-name="ro1">
          <table:table-cell table:number-columns-repeated="3" office:value-type="float" office:value="17" calcext:value-type="float">
            <text:p>17</text:p>
          </table:table-cell>
          <table:table-cell office:value-type="float" office:value="1.647" calcext:value-type="float">
            <text:p>1.64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.61" calcext:value-type="float">
            <text:p>1.610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.642" calcext:value-type="float">
            <text:p>1.642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.659" calcext:value-type="float">
            <text:p>1.659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.56" calcext:value-type="float">
            <text:p>1.560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.695" calcext:value-type="float">
            <text:p>1.695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.638" calcext:value-type="float">
            <text:p>1.63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.589" calcext:value-type="float">
            <text:p>1.589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.773" calcext:value-type="float">
            <text:p>1.773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.774" calcext:value-type="float">
            <text:p>1.77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.558" calcext:value-type="float">
            <text:p>1.55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.702" calcext:value-type="float">
            <text:p>1.702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.659" calcext:value-type="float">
            <text:p>1.659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.633" calcext:value-type="float">
            <text:p>1.633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.602" calcext:value-type="float">
            <text:p>1.602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.764" calcext:value-type="float">
            <text:p>1.76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.658" calcext:value-type="float">
            <text:p>1.65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.622" calcext:value-type="float">
            <text:p>1.622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.613" calcext:value-type="float">
            <text:p>1.613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.631" calcext:value-type="float">
            <text:p>1.631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.626" calcext:value-type="float">
            <text:p>1.62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.726" calcext:value-type="float">
            <text:p>1.726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.664" calcext:value-type="float">
            <text:p>1.66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.714" calcext:value-type="float">
            <text:p>1.71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.609" calcext:value-type="float">
            <text:p>1.609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.637" calcext:value-type="float">
            <text:p>1.63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.581" calcext:value-type="float">
            <text:p>1.581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.585" calcext:value-type="float">
            <text:p>1.585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.582" calcext:value-type="float">
            <text:p>1.582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.632" calcext:value-type="float">
            <text:p>1.632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1.718" calcext:value-type="float">
            <text:p>1.718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1.582" calcext:value-type="float">
            <text:p>1.582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.564" calcext:value-type="float">
            <text:p>1.564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.483" calcext:value-type="float">
            <text:p>1.483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1.57" calcext:value-type="float">
            <text:p>1.570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1.545" calcext:value-type="float">
            <text:p>1.5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744" calcext:value-type="float">
            <text:p>1.7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.714" calcext:value-type="float">
            <text:p>1.7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.795" calcext:value-type="float">
            <text:p>1.7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.746" calcext:value-type="float">
            <text:p>1.7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.754" calcext:value-type="float">
            <text:p>1.7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.753" calcext:value-type="float">
            <text:p>1.7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.713" calcext:value-type="float">
            <text:p>1.7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.872" calcext:value-type="float">
            <text:p>1.8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.744" calcext:value-type="float">
            <text:p>1.7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.735" calcext:value-type="float">
            <text:p>1.7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.652" calcext:value-type="float">
            <text:p>1.6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701" calcext:value-type="float">
            <text:p>1.7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.678" calcext:value-type="float">
            <text:p>1.6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.532" calcext:value-type="float">
            <text:p>1.5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.53" calcext:value-type="float">
            <text:p>1.5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.519" calcext:value-type="float">
            <text:p>1.5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.509" calcext:value-type="float">
            <text:p>1.5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.578" calcext:value-type="float">
            <text:p>1.5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.467" calcext:value-type="float">
            <text:p>1.4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.509" calcext:value-type="float">
            <text:p>1.5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.504" calcext:value-type="float">
            <text:p>1.5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.529" calcext:value-type="float">
            <text:p>1.5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.535" calcext:value-type="float">
            <text:p>1.5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.463" calcext:value-type="float">
            <text:p>1.4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.572" calcext:value-type="float">
            <text:p>1.5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.551" calcext:value-type="float">
            <text:p>1.5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.505" calcext:value-type="float">
            <text:p>1.5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.485" calcext:value-type="float">
            <text:p>1.4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.508" calcext:value-type="float">
            <text:p>1.5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.568" calcext:value-type="float">
            <text:p>1.5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.51" calcext:value-type="float">
            <text:p>1.5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1.509" calcext:value-type="float">
            <text:p>1.5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.648" calcext:value-type="float">
            <text:p>1.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.527" calcext:value-type="float">
            <text:p>1.5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.557" calcext:value-type="float">
            <text:p>1.5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.551" calcext:value-type="float">
            <text:p>1.5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.54" calcext:value-type="float">
            <text:p>1.5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.535" calcext:value-type="float">
            <text:p>1.5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.436" calcext:value-type="float">
            <text:p>1.4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.581" calcext:value-type="float">
            <text:p>1.5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.526" calcext:value-type="float">
            <text:p>1.5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.485" calcext:value-type="float">
            <text:p>1.4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.543" calcext:value-type="float">
            <text:p>1.5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.56" calcext:value-type="float">
            <text:p>1.5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.547" calcext:value-type="float">
            <text:p>1.5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.571" calcext:value-type="float">
            <text:p>1.5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.6" calcext:value-type="float">
            <text:p>1.6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.537" calcext:value-type="float">
            <text:p>1.5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.503" calcext:value-type="float">
            <text:p>1.5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827" calcext:value-type="float">
            <text:p>1.8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.656" calcext:value-type="float">
            <text:p>1.6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.524" calcext:value-type="float">
            <text:p>1.5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.841" calcext:value-type="float">
            <text:p>1.8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.612" calcext:value-type="float">
            <text:p>1.6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.645" calcext:value-type="float">
            <text:p>1.6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.53" calcext:value-type="float">
            <text:p>1.5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.643" calcext:value-type="float">
            <text:p>1.6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.585" calcext:value-type="float">
            <text:p>1.5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.604" calcext:value-type="float">
            <text:p>1.6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.642" calcext:value-type="float">
            <text:p>1.6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.619" calcext:value-type="float">
            <text:p>1.6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.561" calcext:value-type="float">
            <text:p>1.5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.716" calcext:value-type="float">
            <text:p>1.7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.503" calcext:value-type="float">
            <text:p>1.5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.633" calcext:value-type="float">
            <text:p>1.6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.604" calcext:value-type="float">
            <text:p>1.6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.614" calcext:value-type="float">
            <text:p>1.6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.616" calcext:value-type="float">
            <text:p>1.6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.658" calcext:value-type="float">
            <text:p>1.6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.676" calcext:value-type="float">
            <text:p>1.6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.656" calcext:value-type="float">
            <text:p>1.6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.531" calcext:value-type="float">
            <text:p>1.5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.607" calcext:value-type="float">
            <text:p>1.6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.657" calcext:value-type="float">
            <text:p>1.6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.691" calcext:value-type="float">
            <text:p>1.6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.589" calcext:value-type="float">
            <text:p>1.5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.568" calcext:value-type="float">
            <text:p>1.5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.74" calcext:value-type="float">
            <text:p>1.7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.612" calcext:value-type="float">
            <text:p>1.6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.695" calcext:value-type="float">
            <text:p>1.6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.611" calcext:value-type="float">
            <text:p>1.6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.628" calcext:value-type="float">
            <text:p>1.6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1.605" calcext:value-type="float">
            <text:p>1.6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.644" calcext:value-type="float">
            <text:p>1.6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1.654" calcext:value-type="float">
            <text:p>1.6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1.676" calcext:value-type="float">
            <text:p>1.6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.681" calcext:value-type="float">
            <text:p>1.6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1.626" calcext:value-type="float">
            <text:p>1.6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.679" calcext:value-type="float">
            <text:p>1.6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1.645" calcext:value-type="float">
            <text:p>1.6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1.722" calcext:value-type="float">
            <text:p>1.7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.635" calcext:value-type="float">
            <text:p>1.6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1.706" calcext:value-type="float">
            <text:p>1.7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.695" calcext:value-type="float">
            <text:p>1.6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.619" calcext:value-type="float">
            <text:p>1.6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.589" calcext:value-type="float">
            <text:p>1.5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.632" calcext:value-type="float">
            <text:p>1.6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815" calcext:value-type="float">
            <text:p>1.8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929" calcext:value-type="float">
            <text:p>1.9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759" calcext:value-type="float">
            <text:p>1.7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.753" calcext:value-type="float">
            <text:p>1.7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.746" calcext:value-type="float">
            <text:p>1.7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793" calcext:value-type="float">
            <text:p>1.7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645" calcext:value-type="float">
            <text:p>1.6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.87" calcext:value-type="float">
            <text:p>1.8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705" calcext:value-type="float">
            <text:p>1.7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.699" calcext:value-type="float">
            <text:p>1.6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732" calcext:value-type="float">
            <text:p>1.7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868" calcext:value-type="float">
            <text:p>1.8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.823" calcext:value-type="float">
            <text:p>1.8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.67" calcext:value-type="float">
            <text:p>1.6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.734" calcext:value-type="float">
            <text:p>1.7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.842" calcext:value-type="float">
            <text:p>1.8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.731" calcext:value-type="float">
            <text:p>1.7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.79" calcext:value-type="float">
            <text:p>1.7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.626" calcext:value-type="float">
            <text:p>1.6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.734" calcext:value-type="float">
            <text:p>1.7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.814" calcext:value-type="float">
            <text:p>1.8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.746" calcext:value-type="float">
            <text:p>1.7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.73" calcext:value-type="float">
            <text:p>1.7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.68" calcext:value-type="float">
            <text:p>1.6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.634" calcext:value-type="float">
            <text:p>1.6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.8" calcext:value-type="float">
            <text:p>1.8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.791" calcext:value-type="float">
            <text:p>1.7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.997" calcext:value-type="float">
            <text:p>1.9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.913" calcext:value-type="float">
            <text:p>1.9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.068" calcext:value-type="float">
            <text:p>2.0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.984" calcext:value-type="float">
            <text:p>1.9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.003" calcext:value-type="float">
            <text:p>2.0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.061" calcext:value-type="float">
            <text:p>2.0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.809" calcext:value-type="float">
            <text:p>1.8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.963" calcext:value-type="float">
            <text:p>1.9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.021" calcext:value-type="float">
            <text:p>2.0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.864" calcext:value-type="float">
            <text:p>1.8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.802" calcext:value-type="float">
            <text:p>1.8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.954" calcext:value-type="float">
            <text:p>1.9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2.068" calcext:value-type="float">
            <text:p>2.0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.723" calcext:value-type="float">
            <text:p>1.7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.622" calcext:value-type="float">
            <text:p>1.6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.949" calcext:value-type="float">
            <text:p>1.9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.685" calcext:value-type="float">
            <text:p>1.6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1.756" calcext:value-type="float">
            <text:p>1.7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1.729" calcext:value-type="float">
            <text:p>1.7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1.662" calcext:value-type="float">
            <text:p>1.6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.885" calcext:value-type="float">
            <text:p>1.8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.793" calcext:value-type="float">
            <text:p>1.7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.79" calcext:value-type="float">
            <text:p>1.7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.668" calcext:value-type="float">
            <text:p>1.6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.126" calcext:value-type="float">
            <text:p>2.1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.026" calcext:value-type="float">
            <text:p>2.0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.03" calcext:value-type="float">
            <text:p>2.0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.011" calcext:value-type="float">
            <text:p>2.0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.12" calcext:value-type="float">
            <text:p>2.1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.969" calcext:value-type="float">
            <text:p>1.9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.995" calcext:value-type="float">
            <text:p>1.9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.984" calcext:value-type="float">
            <text:p>1.9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.847" calcext:value-type="float">
            <text:p>1.8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.021" calcext:value-type="float">
            <text:p>2.0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.914" calcext:value-type="float">
            <text:p>1.9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.842" calcext:value-type="float">
            <text:p>1.8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.83" calcext:value-type="float">
            <text:p>1.8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.876" calcext:value-type="float">
            <text:p>1.8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.862" calcext:value-type="float">
            <text:p>1.8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.932" calcext:value-type="float">
            <text:p>1.9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.871" calcext:value-type="float">
            <text:p>1.8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.824" calcext:value-type="float">
            <text:p>1.8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.842" calcext:value-type="float">
            <text:p>1.8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.805" calcext:value-type="float">
            <text:p>1.8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.867" calcext:value-type="float">
            <text:p>1.8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.85" calcext:value-type="float">
            <text:p>1.8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.932" calcext:value-type="float">
            <text:p>1.9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.876" calcext:value-type="float">
            <text:p>1.8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.883" calcext:value-type="float">
            <text:p>1.8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.77" calcext:value-type="float">
            <text:p>1.77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.81" calcext:value-type="float">
            <text:p>1.8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.876" calcext:value-type="float">
            <text:p>1.8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.846" calcext:value-type="float">
            <text:p>1.8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.927" calcext:value-type="float">
            <text:p>1.9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.841" calcext:value-type="float">
            <text:p>1.8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.856" calcext:value-type="float">
            <text:p>1.8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.8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.759" calcext:value-type="float">
            <text:p>1.7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.932" calcext:value-type="float">
            <text:p>1.9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1.684" calcext:value-type="float">
            <text:p>1.6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.838" calcext:value-type="float">
            <text:p>1.8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.752" calcext:value-type="float">
            <text:p>1.7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.864" calcext:value-type="float">
            <text:p>1.8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1.904" calcext:value-type="float">
            <text:p>1.9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.829" calcext:value-type="float">
            <text:p>1.8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.768" calcext:value-type="float">
            <text:p>1.7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.721" calcext:value-type="float">
            <text:p>1.7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.902" calcext:value-type="float">
            <text:p>1.9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1.793" calcext:value-type="float">
            <text:p>1.7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.69" calcext:value-type="float">
            <text:p>1.6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.767" calcext:value-type="float">
            <text:p>1.7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.708" calcext:value-type="float">
            <text:p>1.7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.745" calcext:value-type="float">
            <text:p>1.7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.699" calcext:value-type="float">
            <text:p>1.6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1.746" calcext:value-type="float">
            <text:p>1.7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.71" calcext:value-type="float">
            <text:p>1.7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.726" calcext:value-type="float">
            <text:p>1.7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.781" calcext:value-type="float">
            <text:p>1.7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1.722" calcext:value-type="float">
            <text:p>1.7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.676" calcext:value-type="float">
            <text:p>1.6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778" calcext:value-type="float">
            <text:p>1.7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.706" calcext:value-type="float">
            <text:p>1.7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.754" calcext:value-type="float">
            <text:p>1.7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.558" calcext:value-type="float">
            <text:p>1.5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.6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.642" calcext:value-type="float">
            <text:p>1.6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.712" calcext:value-type="float">
            <text:p>1.7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.741" calcext:value-type="float">
            <text:p>1.7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.673" calcext:value-type="float">
            <text:p>1.6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.583" calcext:value-type="float">
            <text:p>1.5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.577" calcext:value-type="float">
            <text:p>1.5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.569" calcext:value-type="float">
            <text:p>1.5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.508" calcext:value-type="float">
            <text:p>1.5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.582" calcext:value-type="float">
            <text:p>1.5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.545" calcext:value-type="float">
            <text:p>1.5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.532" calcext:value-type="float">
            <text:p>1.5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.574" calcext:value-type="float">
            <text:p>1.5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.478" calcext:value-type="float">
            <text:p>1.4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.596" calcext:value-type="float">
            <text:p>1.5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.522" calcext:value-type="float">
            <text:p>1.5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.501" calcext:value-type="float">
            <text:p>1.5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.527" calcext:value-type="float">
            <text:p>1.5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.542" calcext:value-type="float">
            <text:p>1.5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.546" calcext:value-type="float">
            <text:p>1.5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.462" calcext:value-type="float">
            <text:p>1.4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.454" calcext:value-type="float">
            <text:p>1.4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.517" calcext:value-type="float">
            <text:p>1.5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.495" calcext:value-type="float">
            <text:p>1.4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.48" calcext:value-type="float">
            <text:p>1.4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.542" calcext:value-type="float">
            <text:p>1.5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.515" calcext:value-type="float">
            <text:p>1.5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.539" calcext:value-type="float">
            <text:p>1.5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.538" calcext:value-type="float">
            <text:p>1.5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.496" calcext:value-type="float">
            <text:p>1.4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.51" calcext:value-type="float">
            <text:p>1.5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.53" calcext:value-type="float">
            <text:p>1.5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.448" calcext:value-type="float">
            <text:p>1.4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1.445" calcext:value-type="float">
            <text:p>1.4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.485" calcext:value-type="float">
            <text:p>1.4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.456" calcext:value-type="float">
            <text:p>1.4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1.522" calcext:value-type="float">
            <text:p>1.5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1.504" calcext:value-type="float">
            <text:p>1.5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.43" calcext:value-type="float">
            <text:p>1.4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.439" calcext:value-type="float">
            <text:p>1.4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.527" calcext:value-type="float">
            <text:p>1.5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.473" calcext:value-type="float">
            <text:p>1.4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1.442" calcext:value-type="float">
            <text:p>1.4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.415" calcext:value-type="float">
            <text:p>1.4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1.431" calcext:value-type="float">
            <text:p>1.4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.482" calcext:value-type="float">
            <text:p>1.4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1.437" calcext:value-type="float">
            <text:p>1.4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1.451" calcext:value-type="float">
            <text:p>1.4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633" calcext:value-type="float">
            <text:p>1.6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.464" calcext:value-type="float">
            <text:p>1.4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.429" calcext:value-type="float">
            <text:p>1.4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.465" calcext:value-type="float">
            <text:p>1.4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.524" calcext:value-type="float">
            <text:p>1.5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.451" calcext:value-type="float">
            <text:p>1.4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.432" calcext:value-type="float">
            <text:p>1.4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.499" calcext:value-type="float">
            <text:p>1.4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.49" calcext:value-type="float">
            <text:p>1.4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.475" calcext:value-type="float">
            <text:p>1.4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.512" calcext:value-type="float">
            <text:p>1.5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.459" calcext:value-type="float">
            <text:p>1.4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.454" calcext:value-type="float">
            <text:p>1.4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.381" calcext:value-type="float">
            <text:p>1.3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.407" calcext:value-type="float">
            <text:p>1.4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.473" calcext:value-type="float">
            <text:p>1.4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.519" calcext:value-type="float">
            <text:p>1.5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.452" calcext:value-type="float">
            <text:p>1.4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.475" calcext:value-type="float">
            <text:p>1.4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.404" calcext:value-type="float">
            <text:p>1.4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.451" calcext:value-type="float">
            <text:p>1.4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.404" calcext:value-type="float">
            <text:p>1.4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.444" calcext:value-type="float">
            <text:p>1.4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.403" calcext:value-type="float">
            <text:p>1.4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.415" calcext:value-type="float">
            <text:p>1.4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.432" calcext:value-type="float">
            <text:p>1.4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.4" calcext:value-type="float">
            <text:p>1.4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.434" calcext:value-type="float">
            <text:p>1.4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.459" calcext:value-type="float">
            <text:p>1.4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.535" calcext:value-type="float">
            <text:p>1.5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.719" calcext:value-type="float">
            <text:p>1.7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.622" calcext:value-type="float">
            <text:p>1.6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.705" calcext:value-type="float">
            <text:p>1.7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.628" calcext:value-type="float">
            <text:p>1.6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.531" calcext:value-type="float">
            <text:p>1.5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.669" calcext:value-type="float">
            <text:p>1.6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.616" calcext:value-type="float">
            <text:p>1.6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.722" calcext:value-type="float">
            <text:p>1.7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.561" calcext:value-type="float">
            <text:p>1.5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.739" calcext:value-type="float">
            <text:p>1.7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.589" calcext:value-type="float">
            <text:p>1.5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.646" calcext:value-type="float">
            <text:p>1.6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.643" calcext:value-type="float">
            <text:p>1.6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.694" calcext:value-type="float">
            <text:p>1.6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.627" calcext:value-type="float">
            <text:p>1.6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1.602" calcext:value-type="float">
            <text:p>1.6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.445" calcext:value-type="float">
            <text:p>1.4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.407" calcext:value-type="float">
            <text:p>1.4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1.411" calcext:value-type="float">
            <text:p>1.4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1.376" calcext:value-type="float">
            <text:p>1.3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.461" calcext:value-type="float">
            <text:p>1.4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.303" calcext:value-type="float">
            <text:p>1.3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1.367" calcext:value-type="float">
            <text:p>1.3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1.399" calcext:value-type="float">
            <text:p>1.3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.416" calcext:value-type="float">
            <text:p>1.416</text:p>
          </table:table-cell>
        </table:table-row>
        <table:table-row table:style-name="ro1">
          <table:table-cell table:number-columns-repeated="3"/>
          <table:table-cell table:formula="of:=AVERAGEA([.D2:.D1411])" office:value-type="float" office:value="1.90503546099291" calcext:value-type="float">
            <text:p>1.905</text:p>
          </table:table-cell>
        </table:table-row>
        <table:table-row table:style-name="ro1" table:number-rows-repeated="10471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工作表1.A1:工作表1.AMJ1048576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2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21:13:15.395095443</meta:creation-date>
    <dc:date>2020-02-22T21:34:06.352539805</dc:date>
    <meta:editing-duration>PT10M39S</meta:editing-duration>
    <meta:editing-cycles>6</meta:editing-cycles>
    <meta:generator>LibreOffice/6.0.7.3$Linux_X86_64 LibreOffice_project/00m0$Build-3</meta:generator>
    <meta:document-statistic meta:table-count="1" meta:cell-count="5645" meta:object-count="0"/>
  </office:meta>
</office:document-meta>
</file>